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GIAO</text:p>
          </table:table-cell>
          <table:table-cell table:style-name="ce1"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table:style-name="ce1" office:value-type="string" calcext:value-type="string">
            <text:p>TOTAL DE OBITO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CENTRO OEST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NEIRO</text:p>
          </table:table-cell>
          <table:table-cell/>
          <table:table-cell table:style-name="ce4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VEREIR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RÇO</text:p>
          </table:table-cell>
          <table:table-cell office:value-type="float" office:value="3" calcext:value-type="float">
            <text:p>3</text:p>
          </table:table-cell>
          <table:table-cell table:formula="of:=[.D4]-[.D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RIL</text:p>
          </table:table-cell>
          <table:table-cell office:value-type="float" office:value="30" calcext:value-type="float">
            <text:p>30</text:p>
          </table:table-cell>
          <table:table-cell table:formula="of:=[.D5]-[.D4]" office:value-type="float" office:value="27" calcext:value-type="float">
            <text:p>27</text:p>
          </table:table-cell>
          <table:table-cell table:style-name="ce6" table:formula="of:=-1+1+2+3+4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IO</text:p>
          </table:table-cell>
          <table:table-cell office:value-type="float" office:value="170" calcext:value-type="float">
            <text:p>170</text:p>
          </table:table-cell>
          <table:table-cell table:formula="of:=[.D6]-[.D5]" office:value-type="float" office:value="140" calcext:value-type="float">
            <text:p>140</text:p>
          </table:table-cell>
          <table:table-cell table:formula="of:=-4+3+2+1+1+2+3+4+5+6+7+8+9+10+12"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UNHO</text:p>
          </table:table-cell>
          <table:table-cell office:value-type="float" office:value="593" calcext:value-type="float">
            <text:p>593</text:p>
          </table:table-cell>
          <table:table-cell table:formula="of:=[.D7]-[.D6]" office:value-type="float" office:value="423" calcext:value-type="float">
            <text:p>423</text:p>
          </table:table-cell>
          <table:table-cell table:formula="of:=-1+1+2+3+4+5+6+7+8+9+10+11+12+13+14+5+17+18+19+20+21+22+23+24+25+26+28+29+34+36+37+40+42+47" office:value-type="float" office:value="617" calcext:value-type="float">
            <text:p>61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ULHO</text:p>
          </table:table-cell>
          <table:table-cell office:value-type="float" office:value="1819" calcext:value-type="float">
            <text:p>1819</text:p>
          </table:table-cell>
          <table:table-cell table:formula="of:=[.D8]-[.D7]" office:value-type="float" office:value="1226" calcext:value-type="float">
            <text:p>1226</text:p>
          </table:table-cell>
          <table:table-cell table:formula="of:=-238-221-65-64-28-26-23-21-19-17-15-14-13-10-9-7-6-5-4-3-2-1+1+2+3+4+5+6+7+8+9+10+11+12+13+14+15+16+17+18+19+20+21+22+23+25+26+27+26+29+30+31+32+33+34+35+36+37+38+39+40+41+42+43+44+45+46+47+48+50+52+53+56+58+59+61+65+69+70+71+73+81+93+238+345" office:value-type="float" office:value="1833" calcext:value-type="float">
            <text:p>18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GOSTO</text:p>
          </table:table-cell>
          <table:table-cell office:value-type="float" office:value="3094" calcext:value-type="float">
            <text:p>3094</text:p>
          </table:table-cell>
          <table:table-cell table:formula="of:=[.D9]-[.D8]" office:value-type="float" office:value="1275" calcext:value-type="float">
            <text:p>1275</text:p>
          </table:table-cell>
          <table:table-cell table:formula="of:=-2-1+1+2+3+4+5+6+7+8+9+10+11+12+13+14+15+16+17+18+19+20+21+22+23+24+25+26+28+29+30+31+32+33+34+35+36+37+38+39+40+41+42+48+49+51+52+53+55+57+58+61+62+63+66+67+73+74+75+76+78+79+81+83+89" office:value-type="float" office:value="2323" calcext:value-type="float">
            <text:p>23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TEMBRO</text:p>
          </table:table-cell>
          <table:table-cell office:value-type="float" office:value="4672" calcext:value-type="float">
            <text:p>4672</text:p>
          </table:table-cell>
          <table:table-cell table:formula="of:=[.D10]-[.D9]" office:value-type="float" office:value="1578" calcext:value-type="float">
            <text:p>1578</text:p>
          </table:table-cell>
          <table:table-cell table:formula="of:=-5-2-1+1+2+3+4+5+6+7+8+9+10+11+12+13+14+15+16+17+18+19+20+21+22+23+24+25+26+27+28+29+30+31+32+33+34+35+36+37+40+41+43+47+50+52+55+60+64+66+75+77+80+83+90+91+96+97+118" office:value-type="float" office:value="2020" calcext:value-type="float">
            <text:p>20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UTUBRO</text:p>
          </table:table-cell>
          <table:table-cell office:value-type="float" office:value="5753" calcext:value-type="float">
            <text:p>5753</text:p>
          </table:table-cell>
          <table:table-cell table:formula="of:=[.D11]-[.D10]" office:value-type="float" office:value="1081" calcext:value-type="float">
            <text:p>1081</text:p>
          </table:table-cell>
          <table:table-cell table:formula="of:=-3-2-1+1+2+3+4+5+6+7+8+9+10+11+12+13+14+15+16+18+19+20+21+22+24+25+26+27+28+29+30+31+32+36+42+43+48+49+50+51+59+75+77+95" office:value-type="float" office:value="1107" calcext:value-type="float">
            <text:p>11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OVEMBRO</text:p>
          </table:table-cell>
          <table:table-cell office:value-type="float" office:value="6351" calcext:value-type="float">
            <text:p>6351</text:p>
          </table:table-cell>
          <table:table-cell table:formula="of:=[.D12]-[.D11]" office:value-type="float" office:value="598" calcext:value-type="float">
            <text:p>598</text:p>
          </table:table-cell>
          <table:table-cell table:formula="of:=-1+1+2+3+4+5+6+7+8+9+10+11+12+13+14+15+16+17+18+19+20+23+25+26+29+30+34+35+36+39+42+52+54+83+94" office:value-type="float" office:value="811" calcext:value-type="float">
            <text:p>8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ZEMBRO</text:p>
          </table:table-cell>
          <table:table-cell office:value-type="float" office:value="6805" calcext:value-type="float">
            <text:p>6805</text:p>
          </table:table-cell>
          <table:table-cell table:formula="of:=[.D13]-[.D12]" office:value-type="float" office:value="454" calcext:value-type="float">
            <text:p>454</text:p>
          </table:table-cell>
          <table:table-cell table:formula="of:=-3-2-1+1+2+3+4+5+6+7+8+9+10+11+12+13+14+15+16+17+18+19+20+21+22+23+24+25+26+29+30+31+36+37+38+47+64" office:value-type="float" office:value="657" calcext:value-type="float">
            <text:p>657</text:p>
          </table:table-cell>
          <table:table-cell table:formula="of:=SUM([.F2:.F13])" office:value-type="float" office:value="9449" calcext:value-type="float">
            <text:p>9449</text:p>
          </table:table-cell>
          <table:table-cell table:formula="of:=[.G13]-[.D13]" office:value-type="float" office:value="2644" calcext:value-type="float">
            <text:p>2644</text:p>
          </table:table-cell>
        </table:table-row>
        <table:table-row table:style-name="ro2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JANEIRO</text:p>
          </table:table-cell>
          <table:table-cell office:value-type="float" office:value="7488" calcext:value-type="float">
            <text:p>7488</text:p>
          </table:table-cell>
          <table:table-cell table:formula="of:=[.D14]-[.D13]" office:value-type="float" office:value="683" calcext:value-type="float">
            <text:p>683</text:p>
          </table:table-cell>
          <table:table-cell table:formula="of:=-2-1+1+2+3+4+5+6+7+8++9+10+11+12+13+14+15+16+17+18+19+20+21+22+23+24+25+26+27+28+29+30+31+33+36+42+52+78+101" office:value-type="float" office:value="835" calcext:value-type="float">
            <text:p>8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VEREIRO</text:p>
          </table:table-cell>
          <table:table-cell office:value-type="float" office:value="8517" calcext:value-type="float">
            <text:p>8517</text:p>
          </table:table-cell>
          <table:table-cell table:formula="of:=[.D15]-[.D14]" office:value-type="float" office:value="1029" calcext:value-type="float">
            <text:p>1029</text:p>
          </table:table-cell>
          <table:table-cell table:formula="of:=-1+1+2+3+4+5+6+7+8+9+10+11+12+13+14+15+16+17+18+19+20+21+22+23+24+25+26+27+29+30+31+37+39+40+42+46+47+50+54+56+59+64+66+77" office:value-type="float" office:value="1144" calcext:value-type="float">
            <text:p>11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RÇO</text:p>
          </table:table-cell>
          <table:table-cell office:value-type="float" office:value="11598" calcext:value-type="float">
            <text:p>11598</text:p>
          </table:table-cell>
          <table:table-cell table:formula="of:=[.D16]-[.D15]" office:value-type="float" office:value="3081" calcext:value-type="float">
            <text:p>3081</text:p>
          </table:table-cell>
          <table:table-cell table:formula="of:=-5-3-2-1+1+2+3+4+5+6+7+8+9+10+11+12+13+14+15+16+17+18+19+20+21+22+23+24+25+26+27+28+29+30+31+32+33+34+35+36+38+39+40+41+42+43+44+45+47+50+52+55+56+57+59+60+61+62+63+64+68+69+70+72+75+79+86+87+90+91+94+98+101+103+106+112+113+117+119+133+134+135+141+144+145+154+155+172+179+208+220+252" office:value-type="float" office:value="5595" calcext:value-type="float">
            <text:p>55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RIL</text:p>
          </table:table-cell>
          <table:table-cell office:value-type="float" office:value="15000" calcext:value-type="float">
            <text:p>15000</text:p>
          </table:table-cell>
          <table:table-cell table:formula="of:=[.D17]-[.D16]" office:value-type="float" office:value="3402" calcext:value-type="float">
            <text:p>3402</text:p>
          </table:table-cell>
          <table:table-cell table:formula="of:=-20-3-2-1+1+2+3+4+5+6+7+8+9+10+11+12+13+14+15+16+17+18+19+20+21+22+23+24+25+26+27+28+29+30+31+32+33+34+35+36+37+38+39+40+41+42+43+44+45+47+48+49+50+52+53+54+55+56+57+58+59+60+61+63+65+66+67+72+73+74+76+77+78+79+81+82+83+84+86+87+90+93+99+102+103+105+106+112+120+121+122+126+127+161+166+175+185+210+224+232+238+254" office:value-type="float" office:value="6332" calcext:value-type="float">
            <text:p>63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IO</text:p>
          </table:table-cell>
          <table:table-cell office:value-type="float" office:value="17033" calcext:value-type="float">
            <text:p>17033</text:p>
          </table:table-cell>
          <table:table-cell table:formula="of:=[.D18]-[.D17]" office:value-type="float" office:value="2033" calcext:value-type="float">
            <text:p>2033</text:p>
          </table:table-cell>
          <table:table-cell table:formula="of:=-12-3-2-1+1+2+3+4+5+6+7+8+9+10+11+12+13+14+16+17+18+19+250+21+23+24+25+26+27+28+29+30+31+32+33+34+35+37+38+39+40+41+42+43+46+47+48+50+51+52+53+54+55+56+58+68+73+77+83+85+89+91+105+109+119+120+121+132+136+148" office:value-type="float" office:value="3211" calcext:value-type="float">
            <text:p>32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UNHO</text:p>
          </table:table-cell>
          <table:table-cell office:value-type="float" office:value="19187" calcext:value-type="float">
            <text:p>19187</text:p>
          </table:table-cell>
          <table:table-cell table:formula="of:=[.D19]-[.D18]" office:value-type="float" office:value="2154" calcext:value-type="float">
            <text:p>2154</text:p>
          </table:table-cell>
          <table:table-cell table:formula="of:=-6-4-2-1+1+2+3+4+5+6+7+8+9+10+11+12+13+14+15+16+17+18+19+20+21+22+23+24+25+26+27+28+29+30+31+32+33+34+35+37+38+39+40+41+42+43+44+45+46+47+48+50+51+52+53+56+58+59+62+63+65+67+69+73+75+79+81+84+86+87+92+99+100+103+110+113+114+126+134+139" office:value-type="float" office:value="3527" calcext:value-type="float">
            <text:p>35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ULHO</text:p>
          </table:table-cell>
          <table:table-cell office:value-type="float" office:value="20764" calcext:value-type="float">
            <text:p>20764</text:p>
          </table:table-cell>
          <table:table-cell table:formula="of:=[.D20]-[.D19]" office:value-type="float" office:value="1577" calcext:value-type="float">
            <text:p>1577</text:p>
          </table:table-cell>
          <table:table-cell table:formula="of:=-12-6-2-1+1+2+3+4+5+6+7+8+9+10+11+12+13+14+15+16+17+18+19+20+21+22+23+24+25+27+28+29+30+31+32+33+34+35+38+39+41+45+49+50+52+54+56+59+61+62+64+67+69+72+76+77+80+82+87+101+106" office:value-type="float" office:value="2070" calcext:value-type="float">
            <text:p>207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GOSTO</text:p>
          </table:table-cell>
          <table:table-cell office:value-type="float" office:value="22428" calcext:value-type="float">
            <text:p>22428</text:p>
          </table:table-cell>
          <table:table-cell table:formula="of:=[.D21]-[.D20]" office:value-type="float" office:value="1664" calcext:value-type="float">
            <text:p>1664</text:p>
          </table:table-cell>
          <table:table-cell table:formula="of:=-1+1+2+3+4+5+6+7+8+9+10+11+12+13+14+15+16+17+18+19+20+21+22+23+24+25+26+27+28+29+30+31+32+37+40+41+42+45+46+47+51+53+55+56+57+63+65+66+80+88+89+90+94+102+106+156+199" office:value-type="float" office:value="2295" calcext:value-type="float">
            <text:p>22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TEMBRO</text:p>
          </table:table-cell>
          <table:table-cell office:value-type="float" office:value="23493" calcext:value-type="float">
            <text:p>23493</text:p>
          </table:table-cell>
          <table:table-cell table:formula="of:=[.D22]-[.D21]" office:value-type="float" office:value="1065" calcext:value-type="float">
            <text:p>1065</text:p>
          </table:table-cell>
          <table:table-cell table:formula="of:=-2-1+1+2+3+4+5+6+7+8+9+10+11+12+13+14+15+16+17+18+19+20+21+22+26+27+30+31+32+33+36+38+43+47+49+50+51+55+60+62+70+72+76+83" office:value-type="float" office:value="1221" calcext:value-type="float">
            <text:p>12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UTUBRO</text:p>
          </table:table-cell>
          <table:table-cell office:value-type="float" office:value="24198" calcext:value-type="float">
            <text:p>24198</text:p>
          </table:table-cell>
          <table:table-cell table:formula="of:=[.D23]-[.D22]" office:value-type="float" office:value="705" calcext:value-type="float">
            <text:p>705</text:p>
          </table:table-cell>
          <table:table-cell table:formula="of:=-5-2-1+1+2+3+4+5+6+7+8+9+10+11+12+13+14+15+16+17+19+20+21+23+24+25+29+30+32+33+36+39+40+41+50+64+68" office:value-type="float" office:value="739" calcext:value-type="float">
            <text:p>7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OVEMBRO</text:p>
          </table:table-cell>
          <table:table-cell office:value-type="float" office:value="24515" calcext:value-type="float">
            <text:p>24515</text:p>
          </table:table-cell>
          <table:table-cell table:formula="of:=[.D24]-[.D23]" office:value-type="float" office:value="317" calcext:value-type="float">
            <text:p>317</text:p>
          </table:table-cell>
          <table:table-cell table:formula="of:=-2-1+1+2+3+4+5+6+7+8+9+10+11+12+13+14+15+16+17+23+29+36+56+63" office:value-type="float" office:value="357" calcext:value-type="float">
            <text:p>3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ZEMBRO</text:p>
          </table:table-cell>
          <table:table-cell office:value-type="float" office:value="24678" calcext:value-type="float">
            <text:p>24678</text:p>
          </table:table-cell>
          <table:table-cell table:formula="of:=[.D25]-[.D24]" office:value-type="float" office:value="163" calcext:value-type="float">
            <text:p>163</text:p>
          </table:table-cell>
          <table:table-cell table:formula="of:=-13-1+1+2+3+4+5+6+7+8+9+10+11+12+14+16+26+28+49" office:value-type="float" office:value="197" calcext:value-type="float">
            <text:p>197</text:p>
          </table:table-cell>
          <table:table-cell table:formula="of:=SUM([.F14:.F25])" office:value-type="float" office:value="27523" calcext:value-type="float">
            <text:p>27523</text:p>
          </table:table-cell>
          <table:table-cell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JANEIRO</text:p>
          </table:table-cell>
          <table:table-cell office:value-type="float" office:value="25037" calcext:value-type="float">
            <text:p>25037</text:p>
          </table:table-cell>
          <table:table-cell table:formula="of:=[.D26]-[.D25]" office:value-type="float" office:value="359" calcext:value-type="float">
            <text:p>359</text:p>
          </table:table-cell>
          <table:table-cell table:formula="of:=-2-1+1+2+3+4+5+6+7+8+9+10+11+12+13+14+13+16+17+19+22+23+24+26+27+35+37+45+74" office:value-type="float" office:value="480" calcext:value-type="float">
            <text:p>480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office:value-type="string" calcext:value-type="string">
            <text:p>FEVEREIRO</text:p>
          </table:table-cell>
          <table:table-cell office:value-type="float" office:value="25741" calcext:value-type="float">
            <text:p>25741</text:p>
          </table:table-cell>
          <table:table-cell table:formula="of:=[.D27]-[.D26]" office:value-type="float" office:value="704" calcext:value-type="float">
            <text:p>704</text:p>
          </table:table-cell>
          <table:table-cell table:formula="of:=-2-1+1+2+3+4+5+6+7+8+9+10+11+12+13+14+15+16+17+18+19+20+21+22+24+25+26+27+29+30+31+32+33+37+38+39+40+51+52+54+56+67" office:value-type="float" office:value="941" calcext:value-type="float">
            <text:p>941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office:value-type="string" calcext:value-type="string">
            <text:p>MARÇO</text:p>
          </table:table-cell>
          <table:table-cell office:value-type="float" office:value="26242" calcext:value-type="float">
            <text:p>26242</text:p>
          </table:table-cell>
          <table:table-cell table:formula="of:=[.D28]-[.D27]" office:value-type="float" office:value="501" calcext:value-type="float">
            <text:p>501</text:p>
          </table:table-cell>
          <table:table-cell table:formula="of:=-1+1+2+3+4+5+6+7+8+9+10+11+12+13+14+15+16+17+18+19+20+21+22+24+25+29+30+32+38+40+50+77" office:value-type="float" office:value="597" calcext:value-type="float">
            <text:p>597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office:value-type="string" calcext:value-type="string">
            <text:p>ABRIL</text:p>
          </table:table-cell>
          <table:table-cell office:value-type="float" office:value="26416" calcext:value-type="float">
            <text:p>26416</text:p>
          </table:table-cell>
          <table:table-cell table:formula="of:=[.D29]-[.D28]" office:value-type="float" office:value="174" calcext:value-type="float">
            <text:p>174</text:p>
          </table:table-cell>
          <table:table-cell table:formula="of:=-1+1+2+3+4+5+6+7+8+9+10+11+12+17+18+22+27" office:value-type="float" office:value="161" calcext:value-type="float">
            <text:p>161</text:p>
          </table:table-cell>
          <table:table-cell table:formula="of:=SUM([.F26:.F29])" office:value-type="float" office:value="2179" calcext:value-type="float">
            <text:p>2179</text:p>
          </table:table-cell>
          <table:table-cell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Default" table:formula="of:=SUM([.D29];[.D25];[.D13])" office:value-type="float" office:value="57899" calcext:value-type="float">
            <text:p>57899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formula="of:=SUM([.G25];[.G29];;[.G13])" office:value-type="float" office:value="39151" calcext:value-type="float">
            <text:p>391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3:38:30.398789435</meta:creation-date>
    <dc:date>2022-06-06T15:48:54.351968052</dc:date>
    <meta:editing-duration>PT20M42S</meta:editing-duration>
    <meta:editing-cycles>1</meta:editing-cycles>
    <meta:document-statistic meta:table-count="1" meta:cell-count="123" meta:object-count="0"/>
    <meta:generator>LibreOffice/6.4.7.2$Linux_X86_64 LibreOffice_project/40$Build-2</meta:generator>
  </office:meta>
</office:document-meta>
</file>